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1" svg:font-family="'Times New Roman', serif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2" style:family="table">
      <style:table-properties style:width="6.9229in" table:align="left"/>
    </style:style>
    <style:style style:name="Таблица2.A" style:family="table-column">
      <style:table-column-properties style:column-width="1.1938in"/>
    </style:style>
    <style:style style:name="Таблица2.B" style:family="table-column">
      <style:table-column-properties style:column-width="1.4826in"/>
    </style:style>
    <style:style style:name="Таблица2.C" style:family="table-column">
      <style:table-column-properties style:column-width="0.5208in"/>
    </style:style>
    <style:style style:name="Таблица2.D" style:family="table-column">
      <style:table-column-properties style:column-width="1.1375in"/>
    </style:style>
    <style:style style:name="Таблица2.E" style:family="table-column">
      <style:table-column-properties style:column-width="0.5611in"/>
    </style:style>
    <style:style style:name="Таблица2.F" style:family="table-column">
      <style:table-column-properties style:column-width="0.441in"/>
    </style:style>
    <style:style style:name="Таблица2.G" style:family="table-column">
      <style:table-column-properties style:column-width="0.8729in"/>
    </style:style>
    <style:style style:name="Таблица2.H" style:family="table-column">
      <style:table-column-properties style:column-width="0.7132in"/>
    </style:style>
    <style:style style:name="Таблица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.H1" style:family="table-cell">
      <style:table-cell-properties fo:padding="0.0382in" fo:border="0.0007in solid #000000"/>
    </style:style>
    <style:style style:name="Таблица2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Table_20_Contents">
      <style:paragraph-properties fo:line-height="115%"/>
      <style:text-properties style:font-name="Times New Roman1" fo:font-size="12pt" fo:language="ru" fo:country="RU"/>
    </style:style>
    <style:style style:name="P3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 style:text-outline="false" style:text-line-through-style="none" style:text-position="0% 100%" style:font-name="Ubuntu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xml:id="ct159213776" text:id="ct159213776">
          <text:insertion>
            <office:change-info>
              <dc:creator>sebastian </dc:creator>
              <dc:date>2011-05-11T18:07:00</dc:date>
            </office:change-info>
          </text:insertion>
        </text:changed-region>
        <text:changed-region xml:id="ct160850824" text:id="ct160850824">
          <text:insertion>
            <office:change-info>
              <dc:creator>sebastian </dc:creator>
              <dc:date>2011-05-11T18:08:00</dc:date>
            </office:change-info>
          </text:insertion>
        </text:changed-region>
        <text:changed-region xml:id="ct161906592" text:id="ct161906592">
          <text:insertion>
            <office:change-info>
              <dc:creator>sebastian </dc:creator>
              <dc:date>2011-05-11T18:18:00</dc:date>
            </office:change-info>
          </text:insertion>
        </text:changed-region>
        <text:changed-region xml:id="ct161758440" text:id="ct161758440">
          <text:insertion>
            <office:change-info>
              <dc:creator>sebastian </dc:creator>
              <dc:date>2011-05-11T18:18:00</dc:date>
            </office:change-info>
          </text:insertion>
        </text:changed-region>
        <text:changed-region xml:id="ct159547680" text:id="ct159547680">
          <text:insertion>
            <office:change-info>
              <dc:creator>sebastian </dc:creator>
              <dc:date>2011-05-11T18:24:00</dc:date>
            </office:change-info>
          </text:insertion>
        </text:changed-region>
        <text:changed-region xml:id="ct161083672" text:id="ct161083672">
          <text:insertion>
            <office:change-info>
              <dc:creator>sebastian </dc:creator>
              <dc:date>2011-05-11T18:15:00</dc:date>
            </office:change-info>
          </text:insertion>
        </text:changed-region>
        <text:changed-region xml:id="ct161069320" text:id="ct161069320">
          <text:insertion>
            <office:change-info>
              <dc:creator>sebastian </dc:creator>
              <dc:date>2011-05-11T18:16:00</dc:date>
            </office:change-info>
          </text:insertion>
        </text:changed-region>
        <text:changed-region xml:id="ct162203704" text:id="ct162203704">
          <text:insertion>
            <office:change-info>
              <dc:creator>sebastian </dc:creator>
              <dc:date>2011-05-11T18:17:00</dc:date>
            </office:change-info>
          </text:insertion>
        </text:changed-region>
        <text:changed-region xml:id="ct159574416" text:id="ct159574416">
          <text:insertion>
            <office:change-info>
              <dc:creator>sebastian </dc:creator>
              <dc:date>2011-05-11T18:19:00</dc:date>
            </office:change-info>
          </text:insertion>
        </text:changed-region>
        <text:changed-region xml:id="ct148873544" text:id="ct148873544">
          <text:insertion>
            <office:change-info>
              <dc:creator>sebastian </dc:creator>
              <dc:date>2011-05-11T18:19:00</dc:date>
            </office:change-info>
          </text:insertion>
        </text:changed-region>
        <text:changed-region xml:id="ct160963976" text:id="ct160963976">
          <text:insertion>
            <office:change-info>
              <dc:creator>sebastian </dc:creator>
              <dc:date>2011-05-11T18:22:00</dc:date>
            </office:change-info>
          </text:insertion>
        </text:changed-region>
        <text:changed-region xml:id="ct147956064" text:id="ct147956064">
          <text:insertion>
            <office:change-info>
              <dc:creator>sebastian </dc:creator>
              <dc:date>2011-05-11T18:20:00</dc:date>
            </office:change-info>
          </text:insertion>
        </text:changed-region>
        <text:changed-region xml:id="ct160831424" text:id="ct160831424">
          <text:insertion>
            <office:change-info>
              <dc:creator>sebastian </dc:creator>
              <dc:date>2011-05-11T18:12:00</dc:date>
            </office:change-info>
          </text:insertion>
        </text:changed-region>
        <text:changed-region xml:id="ct161868688" text:id="ct161868688">
          <text:insertion>
            <office:change-info>
              <dc:creator>sebastian </dc:creator>
              <dc:date>2011-05-11T18:3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Товаротранспортная накладная №<text:change-start text:change-id="ct159213776"/>deliver.id<text:change-end text:change-id="ct159213776"/> <text:s/>Поставщик — <text:change-start text:change-id="ct160850824"/>deliver.distributor.name<text:change-end text:change-id="ct160850824"/> </text:p>
      <text:p text:style-name="Standard">Дата составления - <text:change-start text:change-id="ct161906592"/>deliver.create_date.strftime("%d.%m.%Y")<text:change-end text:change-id="ct161906592"/></text:p>
      <text:p text:style-name="Standard">Дата поступления - <text:change-start text:change-id="ct161758440"/>deliver.deliver_date.strftime("%d.%m.%Y")<text:change-end text:change-id="ct161758440"/></text:p>
      <text:p text:style-name="Standard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row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H1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Table_20_Contents">Наименование</text:p>
          </table:table-cell>
          <table:table-cell table:style-name="Таблица2.A2" office:value-type="string">
            <text:p text:style-name="P2">Производитель</text:p>
          </table:table-cell>
          <table:table-cell table:style-name="Таблица2.A2" office:value-type="string">
            <text:p text:style-name="P2">Серия</text:p>
          </table:table-cell>
          <table:table-cell table:style-name="Таблица2.A2" office:value-type="string">
            <text:p text:style-name="P2">Срок годности</text:p>
          </table:table-cell>
          <table:table-cell table:style-name="Таблица2.A2" office:value-type="string">
            <text:p text:style-name="P2">Кол-во</text:p>
          </table:table-cell>
          <table:table-cell table:style-name="Таблица2.A2" office:value-type="string">
            <text:p text:style-name="P2">Цена</text:p>
          </table:table-cell>
          <table:table-cell table:style-name="Таблица2.A2" office:value-type="string">
            <text:p text:style-name="P2">Стоимость</text:p>
          </table:table-cell>
          <table:table-cell table:style-name="Таблица2.H2" office:value-type="string">
            <text:p text:style-name="Table_20_Contents">Финансирование</text:p>
          </table:table-cell>
        </table:table-row>
        <table:table-row>
          <table:table-cell table:style-name="Таблица2.A2" office:value-type="string">
            <text:p text:style-name="Table_20_Contents"><office:annotation><dc:creator>sebastian </dc:creator><dc:date>2011-05-11T18:24:59</dc:date><text:p text:style-name="P3"><text:span text:style-name="T1">do row for map in deliver.maps</text:span></text:p></office:annotation><text:change-start text:change-id="ct159547680"/>map.drug.name<text:change-end text:change-id="ct159547680"/></text:p>
          </table:table-cell>
          <table:table-cell table:style-name="Таблица2.A2" office:value-type="string">
            <text:p text:style-name="Table_20_Contents"><text:change-start text:change-id="ct161083672"/>map.drug.manufacter.name<text:change-end text:change-id="ct161083672"/>(<text:change-start text:change-id="ct161069320"/>map.drug.manufacter.country<text:change-end text:change-id="ct161069320"/>)</text:p>
          </table:table-cell>
          <table:table-cell table:style-name="Таблица2.A2" office:value-type="string">
            <text:p text:style-name="Table_20_Contents"><text:change-start text:change-id="ct162203704"/>str(map.drug.serial)<text:change-end text:change-id="ct162203704"/></text:p>
          </table:table-cell>
          <table:table-cell table:style-name="Таблица2.A2" office:value-type="string">
            <text:p text:style-name="Table_20_Contents"><text:change-start text:change-id="ct159574416"/>map.drug.best_before.strftime("%d.%m.%Y")<text:change-end text:change-id="ct159574416"/></text:p>
          </table:table-cell>
          <table:table-cell table:style-name="Таблица2.A2" office:value-type="string">
            <text:p text:style-name="Table_20_Contents"><text:change-start text:change-id="ct148873544"/>str(map.count)<text:change-end text:change-id="ct148873544"/></text:p>
          </table:table-cell>
          <table:table-cell table:style-name="Таблица2.A2" office:value-type="string">
            <text:p text:style-name="Table_20_Contents"><text:change-start text:change-id="ct160963976"/>str(map.drug.price)<text:change-end text:change-id="ct160963976"/></text:p>
          </table:table-cell>
          <table:table-cell table:style-name="Таблица2.A2" office:value-type="string">
            <text:p text:style-name="Table_20_Contents"><text:change-start text:change-id="ct147956064"/>str(map.drug.price*map.count)<text:change-end text:change-id="ct147956064"/></text:p>
          </table:table-cell>
          <table:table-cell table:style-name="Таблица2.H2" office:value-type="string">
            <text:p text:style-name="Table_20_Contents">Неизвестно</text:p>
          </table:table-cell>
        </table:table-row>
      </table:table>
      <text:p text:style-name="P1">Всего наименований <text:change-start text:change-id="ct160831424"/>len(deliver.maps)<text:change-end text:change-id="ct160831424"/> на сумму <text:change-start text:change-id="ct161868688"/>str(deliver.summ())<text:change-end text:change-id="ct161868688"/> р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1" svg:font-family="'Times New Roman', serif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bastian </meta:initial-creator>
    <meta:creation-date>2011-05-11T17:23:53</meta:creation-date>
    <meta:generator>LibreOffice/3.3$Linux LibreOffice_project/330m19$Build-202</meta:generator>
    <dc:date>2011-05-11T18:34:12</dc:date>
    <dc:creator>sebastian </dc:creator>
    <meta:editing-duration>PT48M51S</meta:editing-duration>
    <meta:editing-cycles>20</meta:editing-cycles>
    <meta:document-statistic meta:table-count="1" meta:image-count="0" meta:object-count="0" meta:page-count="1" meta:paragraph-count="20" meta:word-count="39" meta:character-count="543"/>
  </office:meta>
</office:document-meta>
</file>